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1">
      <style:paragraph-properties fo:margin-top="0in" fo:margin-bottom="0in" loext:contextual-spacing="false"/>
    </style:style>
    <style:style style:name="P27" style:family="paragraph" style:parent-style-name="Text_20_body" style:list-style-name="L5">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ercise (Instructions): Web Tools: Grunt</text:h>
      <text:h text:style-name="Heading_20_3" text:outline-level="3">Objectives and Outcomes</text:h>
      <text:p text:style-name="Text_20_body">In this exercise, you will learn to use Grunt, the task runner. You will install Grunt CLI and install Grunt packages using NPM. Thereafter you will configure a Grunt file with a set of tasks to build and serve your web project. At the end of this exercise, you will be able to:</text:p>
      <text:list xml:id="list7774408388403399487" text:style-name="L1">
        <text:list-item>
          <text:p text:style-name="P26">Install Grunt CLI and Grunt packages in your project</text:p>
        </text:list-item>
        <text:list-item>
          <text:p text:style-name="P1">Configure a Grunt file with a set of tasks to build a web project from a source, and serve the built project using a server.</text:p>
        </text:list-item>
      </text:list>
      <text:h text:style-name="Heading_20_3" text:outline-level="3">Installing Grunt</text:h>
      <text:p text:style-name="Text_20_body"><text:span text:style-name="Strong_20_Emphasis">Note</text:span>: You should already have <text:a xlink:type="simple" xlink:href="http://nodejs.org/" office:target-frame-name="_blank" xlink:show="new" text:style-name="Internet_20_link" text:visited-style-name="Visited_20_Internet_20_Link">Node</text:a> and NPM installed on your computer before you proceed further. Also, those using OSX or Linux should use <text:span text:style-name="Strong_20_Emphasis">sudo</text:span> while installing <text:span text:style-name="Strong_20_Emphasis">global</text:span> packages in node (when you use the <text:span text:style-name="Strong_20_Emphasis">-g</text:span> flag).</text:p>
      <text:list xml:id="list4362260153212267595" text:style-name="L2">
        <text:list-item>
          <text:p text:style-name="P2">At the command prompt, type the following to install Grunt command-line interface (CLI):</text:p>
        </text:list-item>
      </text:list>
      <text:p text:style-name="Text_20_body">This will install the Grunt CLI globally so that you can use them in all projects.</text:p>
      <text:list xml:id="list5539658586787635086" text:style-name="L3">
        <text:list-item>
          <text:p text:style-name="P3">Next, create the <text:span text:style-name="Emphasis">package.json</text:span> file in the <text:span text:style-name="Emphasis">conFusion</text:span> folder with the following content:</text:p>
        </text:list-item>
      </text:list>
      <text:list xml:id="list3036092153630088592" text:style-name="L4">
        <text:list-item>
          <text:p text:style-name="P4">Next install Grunt to use within your project. To do this, go to the <text:span text:style-name="Emphasis">conFusion</text:span> folder and type the following at the prompt:</text:p>
        </text:list-item>
      </text:list>
      <text:p text:style-name="Text_20_body">This will install local per-project Grunt to use within your project.</text:p>
      <text:h text:style-name="Heading_20_3" text:outline-level="3">Creating a Grunt File</text:h>
      <text:list xml:id="list2897158467590449794" text:style-name="L5">
        <text:list-item>
          <text:p text:style-name="P27">Next you need to create a Grunt file containing the configuration for all the tasks to be run when you use Grunt. To do this, create a file named <text:span text:style-name="Emphasis">Gruntfile.js</text:span> in the <text:span text:style-name="Emphasis">conFusion</text:span> folder.</text:p>
        </text:list-item>
        <text:list-item>
          <text:p text:style-name="P5">Next, add the following code to Gruntfile.js to set up the file to configure Grunt tasks:</text:p>
        </text:list-item>
      </text:list>
      <text:p text:style-name="Text_20_body">This sets up the Grunt module ready for including the grunt tasks inside the function above.</text:p>
      <text:h text:style-name="Heading_20_3" text:outline-level="3">Configuring the Project</text:h>
      <text:list xml:id="list4115309576903506049" text:style-name="L6">
        <text:list-item>
          <text:p text:style-name="P6">Next, we need to configure the menu.html file for this exercise. Open the menu.html file and update the CSS import lines in the head of the page as follows:</text:p>
        </text:list-item>
      </text:list>
      <text:p text:style-name="Text_20_body">We are surrounding the links with some specially formatted comment lines, the purpose of which will become clear in a later step.</text:p>
      <text:list xml:id="list74736490989732270" text:style-name="L7">
        <text:list-item>
          <text:p text:style-name="P7">Similarly, replace all the script at the bottom of the page with the following code. We will be moving all the Angular script to a separate <text:span text:style-name="Emphasis">app.js</text:span> file in the next step.</text:p>
        </text:list-item>
      </text:list>
      <text:list xml:id="list5671345879117237284" text:style-name="L8">
        <text:list-item>
          <text:p text:style-name="P8"><text:soft-page-break/>Next, in the app/scripts folder, create a file named <text:span text:style-name="Emphasis">app.js</text:span> and include the following code in this file:</text:p>
        </text:list-item>
      </text:list>
      <text:p text:style-name="Text_20_body">With this change we have moved all the JavaScript code into a separate file. This is the normal way that you configure Angular projects.</text:p>
      <text:h text:style-name="Heading_20_3" text:outline-level="3">The JSHint Task</text:h>
      <text:list xml:id="list1704061092898477701" text:style-name="L9">
        <text:list-item>
          <text:p text:style-name="P9">Next, we are going to set up our first Grunt task. The JSHint task validates our JavaScript code and points out errors and gives warnings about minor violations. To do this, you need to include some Grunt modules that help us with the tasks. Install the following modules by typing the following at the prompt:</text:p>
        </text:list-item>
      </text:list>
      <text:p text:style-name="Text_20_body">The first one installs the Grunt module for JSHint, and the second one adds further to print out the messages from JSHint in a better format. The time-grunt module generates time statistics about how much time each task consumes, and jit-grunt enables us to include the necessary downloaded Grunt modules when needed for the tasks.</text:p>
      <text:list xml:id="list6213766310227451706" text:style-name="L10">
        <text:list-item>
          <text:p text:style-name="P10">Now, configure the JSHint task in the Gruntfile as follows, by including the code inside the function in <text:span text:style-name="Emphasis">Gruntfile.js</text:span>:</text:p>
        </text:list-item>
      </text:list>
      <text:p text:style-name="Text_20_body">In the above, we have set up time-grunt and jit-grunt to time the tasks, and load Grunt modules when needed. The JSHint task is set to examine all the JavaScript files in the app/scripts folder, and the Gruntfile.js and generate any reports of JS errors or warnings. We have set up a Grunt task named build, that runs the jshint task and the build task is also registered as the default task.</text:p>
      <text:list xml:id="list4713968892068635698" text:style-name="L11">
        <text:list-item>
          <text:p text:style-name="P11">Next, create a file named <text:span text:style-name="Emphasis">.jshintrc</text:span> (Don't forget the . in front of jshintrc) in the conFusion folder, and include the following in the file:</text:p>
        </text:list-item>
      </text:list>
      <text:list xml:id="list3625540999223528351" text:style-name="L12">
        <text:list-item>
          <text:p text:style-name="P12">Now you can run the grunt task by typing the following at the prompt:</text:p>
        </text:list-item>
      </text:list>
      <text:h text:style-name="Heading_20_3" text:outline-level="3">Copying the Files and Cleaning Up the Dist Folder</text:h>
      <text:list xml:id="list1189769317107695117" text:style-name="L13">
        <text:list-item>
          <text:p text:style-name="P13">Next you will install the Grunt modules to copy over files to a distribution folder named dist, and clean up the dist folder when needed. To do this, install the following Grunt modules:</text:p>
        </text:list-item>
      </text:list>
      <text:list xml:id="list4943927176201096312" text:style-name="L14">
        <text:list-item>
          <text:p text:style-name="P14">You will now add the code to perform the copying of files to the dist folder, and cleaning up the dist folder. To do this, add the following code to <text:span text:style-name="Emphasis">Gruntfile.js</text:span>. This should be added right after the configuration of the JSHint task.:</text:p>
        </text:list-item>
      </text:list>
      <text:list xml:id="list1738661290708269212" text:style-name="L15">
        <text:list-item>
          <text:p text:style-name="P15">Then, update the Grunt build task in the file as follows:</text:p>
        </text:list-item>
      </text:list>
      <text:list xml:id="list2408831820342793447" text:style-name="L16">
        <text:list-item>
          <text:p text:style-name="P16">You can run Grunt and see what it generates.</text:p>
        </text:list-item>
      </text:list>
      <text:h text:style-name="Heading_20_3" text:outline-level="3">Preparing the Distribution Folder and Files</text:h>
      <text:list xml:id="list1979743367079855567" text:style-name="L17">
        <text:list-item>
          <text:p text:style-name="P17">We are now going to use the Grunt <text:span text:style-name="Emphasis">usemin</text:span> module together with <text:span text:style-name="Emphasis">concat</text:span>, <text:span text:style-name="Emphasis">cssmin</text:span>, <text:span text:style-name="Emphasis">uglify</text:span> and <text:span text:style-name="Emphasis">filerev</text:span> to prepare the distribution folder. To do this, install the following Grunt modules:</text:p>
        </text:list-item>
      </text:list>
      <text:list xml:id="list4501443427488747843" text:style-name="L18">
        <text:list-item>
          <text:p text:style-name="P18"><text:soft-page-break/>Next, update the task configuration within the Gruntfile.js with the following additional code to introduce the new tasks:</text:p>
        </text:list-item>
      </text:list>
      <text:list xml:id="list2923052959174509978" text:style-name="L19">
        <text:list-item>
          <text:p text:style-name="P19">Next, update the jit-grunt configuration as follows, to inform it that useminPrepare task depends on the usemin package:</text:p>
        </text:list-item>
      </text:list>
      <text:list xml:id="list8246699610025244993" text:style-name="L20">
        <text:list-item>
          <text:p text:style-name="P20">Next, update the Grunt build task as follows:</text:p>
        </text:list-item>
      </text:list>
      <text:list xml:id="list600333968807939315" text:style-name="L21">
        <text:list-item>
          <text:p text:style-name="P21">Now if you run Grunt, it will create a dist folder with the files structured correctly to be distributed to a server to host your website.</text:p>
        </text:list-item>
      </text:list>
      <text:h text:style-name="Heading_20_3" text:outline-level="3">Watch, Connect and Serve Tasks</text:h>
      <text:list xml:id="list424389817398179180" text:style-name="L22">
        <text:list-item>
          <text:p text:style-name="P22">The final step is to use the Grunt modules watch, connect and watch, to spin up a web server and keep a watch on the files and automatically reload the browser when any of the watched files are updated. To do this, install the following grunt modules:</text:p>
        </text:list-item>
      </text:list>
      <text:list xml:id="list6311298619859172260" text:style-name="L23">
        <text:list-item>
          <text:p text:style-name="P23">After this, we will configure the connect and watch tasks by adding the following code to the Grunt file:</text:p>
        </text:list-item>
      </text:list>
      <text:list xml:id="list717594971499575084" text:style-name="L24">
        <text:list-item>
          <text:p text:style-name="P24">Then add the following task to the Grunt file:</text:p>
        </text:list-item>
      </text:list>
      <text:list xml:id="list2088239442219138462" text:style-name="L25">
        <text:list-item>
          <text:p text:style-name="P25">Now if you type the following at the command prompt, it will build the project, and open the web page in your default browser. It will also keep a watch on the files in the app folder, and if you update any of them, it will rebuild the project and load the updated page into the browser (livereload)</text:p>
        </text:list-item>
      </text:list>
      <text:h text:style-name="Heading_20_3" text:outline-level="3">Conclusions</text:h>
      <text:p text:style-name="Text_20_body">In this exercise you have learnt how to configure a Grunt file to perform several tasks. You were able to build a distribution folder and start a server with livereload to serve the web p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bula</meta:initial-creator>
    <meta:creation-date>2017-08-09T19:48:28.378868206</meta:creation-date>
    <meta:printed-by>Abel Mbula</meta:printed-by>
    <meta:print-date>2017-08-09T19:49:20.236464697</meta:print-date>
    <dc:date>2017-08-09T19:49:58.553295659</dc:date>
    <dc:creator>Abel Mbula</dc:creator>
    <meta:editing-duration>PT1M30S</meta:editing-duration>
    <meta:editing-cycles>1</meta:editing-cycles>
    <meta:generator>LibreOffice/4.3.3.2$Linux_X86_64 LibreOffice_project/430m0$Build-2</meta:generator>
    <meta:document-statistic meta:table-count="0" meta:image-count="0" meta:object-count="0" meta:page-count="3" meta:paragraph-count="47" meta:word-count="1063" meta:character-count="5852" meta:non-whitespace-character-count="4863"/>
  </office:meta>
</office:document-meta>
</file>